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50%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2cm" fo:min-width="2.0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0cm"/>
    </style:style>
    <style:style style:name="gr4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svg:stroke-width="0.159cm" svg:stroke-color="#729fcf" draw:marker-start-width="0.439cm" draw:marker-end="Symmetric_20_Arrow" draw:marker-end-width="0.539cm" svg:stroke-opacity="60%" draw:fill="none" draw:textarea-vertical-align="middle" fo:padding-top="0.205cm" fo:padding-bottom="0.205cm" fo:padding-left="0.33cm" fo:padding-right="0.33cm"/>
    </style:style>
    <style:style style:name="gr7" style:family="graphic" style:parent-style-name="standard">
      <style:graphic-properties draw:stroke="none" svg:stroke-color="#000000" draw:fill="none" draw:fill-color="#ffffff" fo:min-height="0.395cm"/>
    </style:style>
    <style:style style:name="gr8" style:family="graphic" style:parent-style-name="objectwithoutfill">
      <style:graphic-properties draw:stroke="dash" draw:stroke-dash="Line_20_Style_20_9"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3399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Ultrafine_20_Dashed" svg:stroke-width="0.053cm" svg:stroke-color="#00c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dash" draw:stroke-dash="Ultrafine_20_Dashed" svg:stroke-width="0.053cm" svg:stroke-color="#3399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cm"/>
    </style:style>
    <style:style style:name="gr15" style:family="graphic" style:parent-style-name="standard">
      <style:graphic-properties draw:stroke="none" svg:stroke-color="#000000" draw:fill="none" draw:fill-color="#ffffff" fo:min-height="0.314cm"/>
    </style:style>
    <style:style style:name="co1" style:family="table-column">
      <style:table-column-properties style:column-width="1.627cm" style:use-optimal-column-width="false"/>
    </style:style>
    <style:style style:name="co2" style:family="table-column">
      <style:table-column-properties style:column-width="1.625cm" style:use-optimal-column-width="false"/>
    </style:style>
    <style:style style:name="co3" style:family="table-column">
      <style:table-column-properties style:column-width="3.271cm" style:use-optimal-column-width="false"/>
    </style:style>
    <style:style style:name="co4" style:family="table-column">
      <style:table-column-properties style:column-width="3.27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15cm"/>
    </style:style>
    <style:style style:name="ro3" style:family="table-row">
      <style:table-row-properties style:row-height="0.655cm"/>
    </style:style>
    <style:style style:name="ce1" style:family="table-cell">
      <loext:graphic-properties draw:fill="none"/>
      <style:paragraph-properties fo:border="0.57pt solid #000000"/>
      <style:text-properties fo:font-size="12pt" style:font-size-asian="12pt" style:font-size-complex="12pt"/>
    </style:style>
    <style:style style:name="ce2" style:family="table-cell">
      <loext:graphic-properties draw:fill="none"/>
      <style:paragraph-properties fo:border="0.57pt solid #000000"/>
      <style:text-properties fo:font-size="10pt" style:font-size-asian="10pt" style:font-size-complex="10pt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 draw:fill-color="#ffffff"/>
      <style:text-properties style:font-name="Linux Libertine Mono O" fo:font-size="10pt" style:font-size-asian="10pt" style:font-size-complex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Linux Libertine Mono O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style:font-name="Linux Libertine Mono O"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0pt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text-properties fo:font-size="8pt"/>
    </style:style>
    <style:style style:name="T1" style:family="text">
      <style:text-properties style:font-name="Linux Libertine Mono O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714cm" svg:height="5.714cm" svg:x="2.561cm" svg:y="12.684cm" svg:viewBox="0 0 5715 5715" draw:points="0,0 1270,0 5715,4445 5715,5715">
          <text:p/>
        </draw:polygon>
        <draw:frame draw:style-name="gr2" draw:text-style-name="P2" draw:layer="layout" svg:width="2.521cm" svg:height="1.472cm" svg:x="3.813cm" svg:y="2.905cm">
          <draw:text-box>
            <text:p><text:span text:style-name="T1">CAGCTACTC</text:span></text:p>
            <text:p><text:span text:style-name="T1">|||||||||</text:span></text:p>
            <text:p><text:span text:style-name="T1">CAGCTACTC</text:span></text:p>
          </draw:text-box>
        </draw:frame>
        <draw:frame draw:style-name="gr2" draw:text-style-name="P2" draw:layer="layout" svg:width="2.521cm" svg:height="1.472cm" svg:x="9.128cm" svg:y="2.905cm">
          <draw:text-box>
            <text:p><text:span text:style-name="T1">AGGACTCAG</text:span></text:p>
            <text:p><text:span text:style-name="T1">|||||||||</text:span></text:p>
            <text:p><text:span text:style-name="T1">AGGACTCAG</text:span></text:p>
          </draw:text-box>
        </draw:frame>
        <draw:frame draw:style-name="gr2" draw:text-style-name="P2" draw:layer="layout" svg:width="2.521cm" svg:height="1.472cm" svg:x="14.208cm" svg:y="2.905cm">
          <draw:text-box>
            <text:p><text:span text:style-name="T1">GCGAGTAGT</text:span></text:p>
            <text:p><text:span text:style-name="T1">|||||||||</text:span></text:p>
            <text:p><text:span text:style-name="T1">GCGAGTAGT</text:span></text:p>
          </draw:text-box>
        </draw:frame>
        <draw:frame draw:style-name="gr3" draw:text-style-name="P2" draw:layer="layout" svg:width="3.683cm" svg:height="1.472cm" svg:x="5.953cm" svg:y="2.905cm">
          <draw:text-box>
            <text:p><text:span text:style-name="T1">…… </text:span><text:span text:style-name="T1">105 báz …… </text:span></text:p>
            <text:p><text:span text:style-name="T1"/></text:p>
            <text:p><text:span text:style-name="T1">…… </text:span><text:span text:style-name="T1">108 báz …… </text:span></text:p>
          </draw:text-box>
        </draw:frame>
        <draw:frame draw:style-name="gr3" draw:text-style-name="P2" draw:layer="layout" svg:width="3.683cm" svg:height="1.472cm" svg:x="11.287cm" svg:y="2.905cm">
          <draw:text-box>
            <text:p><text:span text:style-name="T1">…… </text:span><text:span text:style-name="T1">49 báz …… </text:span></text:p>
            <text:p><text:span text:style-name="T1"/></text:p>
            <text:p><text:span text:style-name="T1">…… </text:span><text:span text:style-name="T1">47 báz …… </text:span></text:p>
          </draw:text-box>
        </draw:frame>
        <draw:frame draw:style-name="gr3" draw:text-style-name="P4" draw:layer="layout" svg:width="1.905cm" svg:height="1.472cm" svg:x="2.397cm" svg:y="2.83cm">
          <draw:text-box>
            <text:p text:style-name="P3"><text:span text:style-name="T1"><text:s/>…… </text:span></text:p>
            <text:p text:style-name="P3"><text:span text:style-name="T1"/></text:p>
            <text:p text:style-name="P3"><text:span text:style-name="T1">…… …… </text:span></text:p>
          </draw:text-box>
        </draw:frame>
        <draw:frame draw:style-name="gr3" draw:text-style-name="P6" draw:layer="layout" svg:width="1.905cm" svg:height="1.472cm" svg:x="16.494cm" svg:y="2.905cm">
          <draw:text-box>
            <text:p text:style-name="P5"><text:span text:style-name="T1">…… …… </text:span></text:p>
            <text:p text:style-name="P5"><text:span text:style-name="T1"/></text:p>
            <text:p text:style-name="P5"><text:span text:style-name="T1">…… </text:span></text:p>
          </draw:text-box>
        </draw:frame>
        <draw:frame draw:style-name="standard" draw:layer="layout" svg:width="4.878cm" svg:height="4.086cm" svg:x="2.488cm" svg:y="6.939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AAA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</table:table-row>
            <table:table-row table:style-name="ro1" table:default-cell-style-name="ce1">
              <table:table-cell>
                <text:p><text:span text:style-name="T2">AAC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</table:table-row>
            <table:table-row table:style-name="ro1" table:default-cell-style-name="ce1">
              <table:table-cell>
                <text:p><text:span text:style-name="T2">AAG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4</text:span></text:p>
              </table:table-cell>
            </table:table-row>
            <table:table-row table:style-name="ro1" table:default-cell-style-name="ce1">
              <table:table-cell>
                <text:p><text:span text:style-name="T2">AAT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2" table:default-cell-style-name="ce1">
              <table:table-cell>
                <text:p><text:span text:style-name="T2">ACA</text:span></text:p>
              </table:table-cell>
              <table:table-cell>
                <text:p><text:span text:style-name="T2">4</text:span></text:p>
              </table:table-cell>
              <table:table-cell>
                <text:p><text:span text:style-name="T2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811cm" svg:height="7.204cm" svg:x="9.89cm" svg:y="5.41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line draw:style-name="gr4" draw:text-style-name="P7" draw:layer="layout" svg:x1="7.477cm" svg:y1="7.348cm" svg:x2="9.763cm" svg:y2="5.697cm">
          <text:p/>
        </draw:line>
        <draw:line draw:style-name="gr4" draw:text-style-name="P7" draw:layer="layout" svg:x1="7.477cm" svg:y1="8.112cm" svg:x2="9.763cm" svg:y2="7.731cm">
          <text:p/>
        </draw:line>
        <draw:line draw:style-name="gr4" draw:text-style-name="P7" draw:layer="layout" svg:x1="7.477cm" svg:y1="9.001cm" svg:x2="9.763cm" svg:y2="8.366cm">
          <text:p/>
        </draw:line>
        <draw:line draw:style-name="gr4" draw:text-style-name="P7" draw:layer="layout" svg:x1="7.477cm" svg:y1="9.763cm" svg:x2="9.763cm" svg:y2="9.636cm">
          <text:p/>
        </draw:line>
        <draw:line draw:style-name="gr4" draw:text-style-name="P7" draw:layer="layout" svg:x1="7.604cm" svg:y1="10.652cm" svg:x2="9.636cm" svg:y2="12.176cm">
          <text:p/>
        </draw:line>
        <draw:line draw:style-name="gr4" draw:text-style-name="P7" draw:layer="layout" svg:x1="2.18cm" svg:y1="12.43cm" svg:x2="2.18cm" svg:y2="18.653cm">
          <text:p/>
        </draw:line>
        <draw:line draw:style-name="gr4" draw:text-style-name="P7" draw:layer="layout" svg:x1="1.926cm" svg:y1="12.684cm" svg:x2="8.53cm" svg:y2="12.684cm">
          <text:p/>
        </draw:line>
        <draw:line draw:style-name="gr5" draw:text-style-name="P7" draw:layer="layout" svg:x1="2.688cm" svg:y1="12.811cm" svg:x2="2.942cm" svg:y2="13.065cm">
          <text:p/>
        </draw:line>
        <draw:line draw:style-name="gr5" draw:text-style-name="P7" draw:layer="layout" svg:x1="3.831cm" svg:y1="15.565cm" svg:x2="4.085cm" svg:y2="15.819cm">
          <text:p/>
        </draw:line>
        <draw:line draw:style-name="gr5" draw:text-style-name="P7" draw:layer="layout" svg:x1="6.498cm" svg:y1="15.859cm" svg:x2="6.752cm" svg:y2="16.113cm">
          <text:p/>
        </draw:line>
        <draw:line draw:style-name="gr5" draw:text-style-name="P7" draw:layer="layout" svg:x1="4.212cm" svg:y1="14.081cm" svg:x2="4.466cm" svg:y2="14.335cm">
          <text:p/>
        </draw:line>
        <draw:line draw:style-name="gr5" draw:text-style-name="P7" draw:layer="layout" svg:x1="5.101cm" svg:y1="14.462cm" svg:x2="5.355cm" svg:y2="14.716cm">
          <text:p/>
        </draw:line>
        <draw:line draw:style-name="gr5" draw:text-style-name="P7" draw:layer="layout" svg:x1="7.514cm" svg:y1="16.748cm" svg:x2="7.768cm" svg:y2="17.002cm">
          <text:p/>
        </draw:line>
        <draw:line draw:style-name="gr5" draw:text-style-name="P7" draw:layer="layout" svg:x1="7.514cm" svg:y1="14.335cm" svg:x2="7.768cm" svg:y2="14.589cm">
          <text:p/>
        </draw:line>
        <draw:line draw:style-name="gr5" draw:text-style-name="P7" draw:layer="layout" svg:x1="3.577cm" svg:y1="13.446cm" svg:x2="3.831cm" svg:y2="13.7cm">
          <text:p/>
        </draw:line>
        <draw:line draw:style-name="gr5" draw:text-style-name="P7" draw:layer="layout" svg:x1="5.736cm" svg:y1="17.129cm" svg:x2="5.99cm" svg:y2="17.383cm">
          <text:p/>
        </draw:line>
        <draw:line draw:style-name="gr6" draw:text-style-name="P7" draw:layer="layout" svg:x1="5.228cm" svg:y1="15.351cm" svg:x2="4.593cm" svg:y2="15.986cm">
          <text:p/>
        </draw:line>
        <draw:frame draw:style-name="gr7" draw:text-style-name="P8" draw:layer="layout" svg:width="4.191cm" svg:height="0.645cm" svg:x="4.339cm" svg:y="12.139cm">
          <draw:text-box>
            <text:p><text:span text:style-name="T3">Čítanie A</text:span></text:p>
          </draw:text-box>
        </draw:frame>
        <draw:frame draw:style-name="gr7" draw:text-style-name="P8" draw:layer="layout" svg:width="2.467cm" svg:height="0.645cm" draw:transform="rotate (1.5707963267949) translate (1.635cm 16.548cm)">
          <draw:text-box>
            <text:p><text:span text:style-name="T3">Čítanie B</text:span></text:p>
          </draw:text-box>
        </draw:frame>
        <draw:line draw:style-name="gr4" draw:text-style-name="P7" draw:layer="layout" svg:x1="11.287cm" svg:y1="17.383cm" svg:x2="19.669cm" svg:y2="17.383cm">
          <text:p/>
        </draw:line>
        <draw:line draw:style-name="gr4" draw:text-style-name="P7" draw:layer="layout" svg:x1="11.287cm" svg:y1="15.986cm" svg:x2="19.669cm" svg:y2="15.986cm">
          <text:p/>
        </draw:line>
        <draw:line draw:style-name="gr5" draw:text-style-name="P7" draw:layer="layout" svg:x1="12.43cm" svg:y1="15.986cm" svg:x2="12.938cm" svg:y2="15.986cm">
          <text:p/>
        </draw:line>
        <draw:line draw:style-name="gr5" draw:text-style-name="P7" draw:layer="layout" svg:x1="11.541cm" svg:y1="17.383cm" svg:x2="12.049cm" svg:y2="17.383cm">
          <text:p/>
        </draw:line>
        <draw:line draw:style-name="gr5" draw:text-style-name="P7" draw:layer="layout" svg:x1="13.827cm" svg:y1="15.986cm" svg:x2="14.335cm" svg:y2="15.986cm">
          <text:p/>
        </draw:line>
        <draw:line draw:style-name="gr5" draw:text-style-name="P7" draw:layer="layout" svg:x1="13.573cm" svg:y1="17.383cm" svg:x2="14.081cm" svg:y2="17.383cm">
          <text:p/>
        </draw:line>
        <draw:line draw:style-name="gr5" draw:text-style-name="P7" draw:layer="layout" svg:x1="15.478cm" svg:y1="15.986cm" svg:x2="15.986cm" svg:y2="15.986cm">
          <text:p/>
        </draw:line>
        <draw:line draw:style-name="gr5" draw:text-style-name="P7" draw:layer="layout" svg:x1="15.224cm" svg:y1="17.383cm" svg:x2="15.732cm" svg:y2="17.383cm">
          <text:p/>
        </draw:line>
        <draw:line draw:style-name="gr5" draw:text-style-name="P7" draw:layer="layout" svg:x1="17.256cm" svg:y1="15.986cm" svg:x2="17.764cm" svg:y2="15.986cm">
          <text:p/>
        </draw:line>
        <draw:line draw:style-name="gr5" draw:text-style-name="P7" draw:layer="layout" svg:x1="17.129cm" svg:y1="17.383cm" svg:x2="17.637cm" svg:y2="17.383cm">
          <text:p/>
        </draw:line>
        <draw:line draw:style-name="gr8" draw:text-style-name="P7" draw:layer="layout" svg:x1="12.684cm" svg:y1="15.986cm" svg:x2="11.795cm" svg:y2="17.383cm">
          <text:p/>
        </draw:line>
        <draw:line draw:style-name="gr8" draw:text-style-name="P7" draw:layer="layout" svg:x1="14.081cm" svg:y1="15.986cm" svg:x2="13.827cm" svg:y2="17.383cm">
          <text:p/>
        </draw:line>
        <draw:line draw:style-name="gr9" draw:text-style-name="P7" draw:layer="layout" svg:x1="13.065cm" svg:y1="15.986cm" svg:x2="13.573cm" svg:y2="15.986cm">
          <text:p/>
        </draw:line>
        <draw:line draw:style-name="gr8" draw:text-style-name="P7" draw:layer="layout" svg:x1="13.319cm" svg:y1="15.986cm" svg:x2="12.811cm" svg:y2="17.383cm">
          <text:p/>
        </draw:line>
        <draw:line draw:style-name="gr10" draw:text-style-name="P7" draw:layer="layout" svg:x1="18.145cm" svg:y1="15.986cm" svg:x2="18.653cm" svg:y2="15.986cm">
          <text:p/>
        </draw:line>
        <draw:line draw:style-name="gr8" draw:text-style-name="P7" draw:layer="layout" svg:x1="17.51cm" svg:y1="15.986cm" svg:x2="17.383cm" svg:y2="17.383cm">
          <text:p/>
        </draw:line>
        <draw:line draw:style-name="gr8" draw:text-style-name="P7" draw:layer="layout" svg:x1="18.399cm" svg:y1="15.986cm" svg:x2="18.272cm" svg:y2="17.383cm">
          <text:p/>
        </draw:line>
        <draw:line draw:style-name="gr11" draw:text-style-name="P7" draw:layer="layout" svg:x1="17.383cm" svg:y1="16.367cm" svg:x2="17.637cm" svg:y2="16.367cm">
          <text:p/>
        </draw:line>
        <draw:line draw:style-name="gr11" draw:text-style-name="P7" draw:layer="layout" svg:x1="17.383cm" svg:y1="16.494cm" svg:x2="17.637cm" svg:y2="16.494cm">
          <text:p/>
        </draw:line>
        <draw:line draw:style-name="gr11" draw:text-style-name="P7" draw:layer="layout" svg:x1="18.272cm" svg:y1="16.367cm" svg:x2="18.526cm" svg:y2="16.367cm">
          <text:p/>
        </draw:line>
        <draw:line draw:style-name="gr11" draw:text-style-name="P7" draw:layer="layout" svg:x1="18.272cm" svg:y1="16.494cm" svg:x2="18.526cm" svg:y2="16.494cm">
          <text:p/>
        </draw:line>
        <draw:line draw:style-name="gr12" draw:text-style-name="P7" draw:layer="layout" svg:x1="12.557cm" svg:y1="17.383cm" svg:x2="13.065cm" svg:y2="17.383cm">
          <text:p/>
        </draw:line>
        <draw:line draw:style-name="gr13" draw:text-style-name="P7" draw:layer="layout" svg:x1="18.018cm" svg:y1="17.383cm" svg:x2="18.526cm" svg:y2="17.383cm">
          <text:p/>
        </draw:line>
        <draw:frame draw:style-name="gr14" draw:text-style-name="P10" draw:layer="layout" svg:width="4.699cm" svg:height="0.569cm" svg:x="13.954cm" svg:y="17.383cm">
          <draw:text-box>
            <text:p text:style-name="P9">Opravované čítanie</text:p>
          </draw:text-box>
        </draw:frame>
        <draw:frame draw:style-name="gr15" draw:text-style-name="P10" draw:layer="layout" svg:width="4.953cm" svg:height="0.569cm" svg:x="13.7cm" svg:y="15.295cm">
          <draw:text-box>
            <text:p text:style-name="P9">Prekrývajúce sa čítanie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Mono O" svg:font-family="'Linux Libertine Mono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0:00:12.977119728</meta:creation-date>
    <dc:date>2017-05-02T19:27:45.915665450</dc:date>
    <meta:editing-duration>P1DT1H51M37S</meta:editing-duration>
    <meta:editing-cycles>2</meta:editing-cycles>
    <meta:generator>LibreOffice/5.1.6.2$Linux_X86_64 LibreOffice_project/10m0$Build-2</meta:generator>
    <meta:document-statistic meta:object-count="54"/>
  </office:meta>
</office:document-meta>
</file>